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aily Scrum Meeting 1:</text:p>
      <text:p text:style-name="Standard">Gruppe 1: Supports Team 2</text:p>
      <text:p text:style-name="Standard">Gruppe 2:<text:s/>Versuch (ordentliche)<text:s/>Melodien abzuspielen</text:p>
      <text:p text:style-name="Standard">Gruppe 3: Supports Team 2</text:p>
      <text:p text:style-name="Standard"/>
      <text:p text:style-name="Standard">Daily Scrum Meeting 2:</text:p>
      <text:p text:style-name="Standard">Gruppe 3:<text:s/>Unterstützung von Team 2</text:p>
      <text:p text:style-name="Standard">Gruppe 2:<text:s/>Versuch (ordentliche) Melodien abzuspielen geht voran, aber ist ein langwieriger Prozess.</text:p>
      <text:p text:style-name="Standard">Gruppe 1:<text:s/>Unterstützung von Team 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3:21:00Z</meta:creation-date>
    <dc:date>2018-02-03T13:21:00Z</dc:date>
    <meta:template xlink:href="Normal" xlink:type="simple"/>
    <meta:editing-cycles>2</meta:editing-cycles>
    <meta:editing-duration>PT0S</meta:editing-duration>
    <meta:document-statistic meta:page-count="1" meta:paragraph-count="1" meta:word-count="44" meta:character-count="321" meta:row-count="2" meta:non-whitespace-character-count="278"/>
  </office:meta>
</office:document-meta>
</file>